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694in" fo:margin-left="0.5458in" fo:margin-right="0.3097in" table:align="margins"/>
    </style:style>
    <style:style style:name="Table1.A" style:family="table-column">
      <style:table-column-properties style:column-width="1.1806in" style:rel-column-width="1700*"/>
    </style:style>
    <style:style style:name="Table1.B" style:family="table-column">
      <style:table-column-properties style:column-width="1.7361in" style:rel-column-width="2500*"/>
    </style:style>
    <style:style style:name="Table1.C" style:family="table-column">
      <style:table-column-properties style:column-width="1.1458in" style:rel-column-width="1650*"/>
    </style:style>
    <style:style style:name="Table1.D" style:family="table-column">
      <style:table-column-properties style:column-width="2.0069in" style:rel-column-width="289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paragraph-properties fo:text-align="start"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3">
      <style:text-properties fo:font-weight="bold" style:font-weight-asian="bold" style:font-weight-complex="bold"/>
    </style:style>
    <style:style style:name="P5" style:family="paragraph" style:parent-style-name="Text_20_body" style:list-style-name="L3">
      <style:text-properties fo:font-style="italic" fo:font-weight="bold" style:font-style-asian="italic" style:font-weight-asian="bold" style:font-style-complex="italic" style:font-weight-complex="bold"/>
    </style:style>
    <style:style style:name="P6" style:family="paragraph" style:parent-style-name="Text_20_body" style:list-style-name="L3">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raffe 2</text:p>
      <text:h text:style-name="Heading_20_1" text:outline-level="1">Motivation</text:h>
      <text:list xml:id="list2114528470" text:style-name="L1">
        <text:list-header>
          <text:p text:style-name="P1">The motivation for giraffe 2 was the lack of a general-purpose ETL tool with the follow properties:</text:p>
        </text:list-header>
        <text:list-item>
          <text:p text:style-name="P1"><text:span text:style-name="T6">Data type conversions and transformations in Java</text:span>. Although many ETL frameworks allow <text:span text:style-name="T1">Java nodes</text:span><text:span text:style-name="T3"> to be inserted into the processing graph, it is difficult to use and debug. Giraffe allows one to write Java code unobtrusively, and in case of errors, see exceptions and where they occurred within the network. Once introduced into the processing network, records in Giraffe become full-fledged Java objects, with arbitrarily complex types (Arrays and Generics are supported).</text:span></text:p>
        </text:list-item>
        <text:list-item>
          <text:p text:style-name="P1"><text:span text:style-name="T4">Use from within other applications.</text:span><text:span text:style-name="T3"> Most ETL tools are meant to be used interactively, or as batch jobs started by users from a GUI. In practice, ETL operations are often run from scripts, or need to work independently from the user interface. Giraffe2 provides a simple command-line interface, but it is intended to be used as a library. The </text:span><text:span text:style-name="T1">ProcessMonitor </text:span><text:span text:style-name="T3">interface gives the user as much information about the ongoing ETL process as required.</text:span></text:p>
        </text:list-item>
        <text:list-item>
          <text:p text:style-name="P1"><text:span text:style-name="T4">Text-based configuration.</text:span><text:span text:style-name="T3"> Touted as an advantage, the fact that most ETL tools only provide a graphical interface to the process definition means tracking changes is very difficult. In giraffe, all configuration data is stored in XML files which may be placed under version control and reviewed without running the software itself.</text:span></text:p>
        </text:list-item>
        <text:list-item>
          <text:p text:style-name="P1"><text:span text:style-name="T4">System requirements.</text:span><text:span text:style-name="T3"> Most ETL tools are incredibly resource-intensive and not terribly fast. Using generated Java code, Giraffe processes records quickly with little overhead.</text:span></text:p>
        </text:list-item>
      </text:list>
      <text:h text:style-name="Heading_20_1" text:outline-level="1"><text:span text:style-name="T3">Terms</text:span></text:h>
      <text:list xml:id="list1531015981" text:style-name="L3">
        <text:list-item>
          <text:p text:style-name="P4"><text:span text:style-name="T3">Record: </text:span><text:span text:style-name="T5">The basic unit of data in Giraffe. Records are composed of fields, which are native Java objects. An example record describing a person could be:</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tring) Name</text:p>
          </table:table-cell>
          <table:table-cell table:style-name="Table1.A1" office:value-type="string">
            <text:p text:style-name="Table_20_Contents">(Integer) Age</text:p>
          </table:table-cell>
          <table:table-cell table:style-name="Table1.A1" office:value-type="string">
            <text:p text:style-name="Table_20_Contents">(Float) Height</text:p>
          </table:table-cell>
          <table:table-cell table:style-name="Table1.D1" office:value-type="string">
            <text:p text:style-name="Table_20_Contents">(String[]) NamesOfChildren</text:p>
          </table:table-cell>
        </table:table-row>
        <table:table-row>
          <table:table-cell table:style-name="Table1.A2" office:value-type="string">
            <text:p text:style-name="Table_20_Contents">Peter</text:p>
          </table:table-cell>
          <table:table-cell table:style-name="Table1.B2" office:value-type="float" office:value="67">
            <text:p text:style-name="Table_20_Contents">67</text:p>
          </table:table-cell>
          <table:table-cell table:style-name="Table1.B2" office:value-type="float" office:value="178.5">
            <text:p text:style-name="Table_20_Contents">178.5</text:p>
          </table:table-cell>
          <table:table-cell table:style-name="Table1.D2" office:value-type="string">
            <text:p text:style-name="Table_20_Contents">{“Cindy”, “Johnny”}</text:p>
          </table:table-cell>
        </table:table-row>
      </table:table>
      <text:list xml:id="list1853168302" text:continue-numbering="true" text:style-name="L3">
        <text:list-header>
          <text:p text:style-name="P4"><text:span text:style-name="T5"/></text:p>
        </text:list-header>
        <text:list-item>
          <text:p text:style-name="P4"><text:span text:style-name="T3">Processing Network:</text:span><text:span text:style-name="T5"> The processing network is the set of </text:span><text:span text:style-name="T3">nodes</text:span><text:span text:style-name="T5"> and their connecting </text:span><text:span text:style-name="T3">routes</text:span><text:span text:style-name="T5"> which transform the input records to the output records. Objects which read or write files or JDBC resources are not considered parts of the network, they are referred to as </text:span><text:span text:style-name="T3">terminals</text:span><text:span text:style-name="T5">. </text:span></text:p>
        </text:list-item>
        <text:list-item>
          <text:p text:style-name="P4"><text:span text:style-name="T3">Node: </text:span><text:span text:style-name="T5">Parts of the processing network where the record is transformed. There are several types of nodes, each performing different types of transformations.</text:span></text:p>
          <text:list>
            <text:list-item>
              <text:p text:style-name="P4"><text:span text:style-name="T3">Data source nodes:</text:span><text:span text:style-name="T5"> When a new record is introduced into the network by an </text:span><text:span text:style-name="T3">input terminal</text:span><text:span text:style-name="T5">, then the fields of the record must be converted into their native Java type. For example, if the source of the data is a stream like a text file, then every field will be a String at first. The data source nodes then convert these records to Integers, Dates, Lists, etc.</text:span></text:p>
            </text:list-item>
            <text:list-item>
              <text:p text:style-name="P4"><text:span text:style-name="T3">Data sink nodes:</text:span><text:span text:style-name="T5"> Once a record has been processed and is ready to leave the network, it's fields must be converted to the data types which the </text:span><text:span text:style-name="T3">output terminals</text:span><text:span text:style-name="T5"> expect to receive. If the output is to a stream, then the result of each conversion is a String. If we are inserting rows into a database through JDBC, then the end result of our conversion could be many different types.</text:span></text:p>
            </text:list-item>
            <text:list-item>
              <text:p text:style-name="P4"><text:soft-page-break/><text:span text:style-name="T3">Inner nodes</text:span><text:span text:style-name="T5"> or </text:span><text:span text:style-name="T3">Processing nodes:</text:span><text:span text:style-name="T5"> These nodes receive and emit records of standard Java types, so data type conversion are not an issue. All transformations which are not simple conversion are performed in the inner nodes of the network. Examples include validity checks for given names, obtaining geographic information for ip addresses, and validating social security numbers.</text:span></text:p>
            </text:list-item>
          </text:list>
        </text:list-item>
        <text:list-item>
          <text:p text:style-name="P4"><text:span text:style-name="T3">Route: </text:span><text:span text:style-name="T5">Once a record is read by the input terminal, converted to it's native type by the data source node, and introduced into the network, it visits each necessary processing node in the correct sequence. </text:span><text:span text:style-name="T3">Routes</text:span><text:span text:style-name="T5"> are responsible for describing where the record goes from one transformation to the next. They may be conditional, so </text:span><text:span text:style-name="T2">where</text:span><text:span text:style-name="T5"> the data goes may depend on </text:span><text:span text:style-name="T2">what</text:span><text:span text:style-name="T5"> the data is.</text:span></text:p>
        </text:list-item>
        <text:list-item>
          <text:p text:style-name="P4"><text:span text:style-name="T3">Terminal:</text:span><text:span text:style-name="T5"> A terminal is the component of the system which creates new records for the network to process or writes processed records to persistent storage. Currently, the only supported terminal types read and write files, but terminals could easily be written the handle JDBC resources as well. Terminals which interact with XML files and Hadoop HFS sequences would be somewhat more complicated to write, but very useful.</text:span></text:p>
        </text:list-item>
        <text:list-item>
          <text:p text:style-name="P4"><text:span text:style-name="T3">Conversion function: </text:span><text:span text:style-name="T5">Data sinks and data sources use conversion functions to change the types of the fields they receive. Despite their name, conversion functions are not necessarily a single function. There are three ways a conversion function may be implemented in Java:</text:span></text:p>
          <text:list>
            <text:list-item>
              <text:p text:style-name="P4"><text:span text:style-name="T3">Static method:</text:span><text:span text:style-name="T5"> A static method of the form </text:span><text:span text:style-name="T2">public static B method(A input)</text:span><text:span text:style-name="T5"> is a conversion method from type A to type B.</text:span></text:p>
            </text:list-item>
            <text:list-item>
              <text:p text:style-name="P4"><text:span text:style-name="T3">Conversion class method: </text:span><text:span text:style-name="T5">Once a conversion class is instantiated, its non-static methods may be used to perform a conversion. They are of the form:</text:span></text:p>
              <text:p text:style-name="P5"><text:span text:style-name="T7">class ConversionClass { public B method(A input) }</text:span></text:p>
            </text:list-item>
            <text:list-item>
              <text:p text:style-name="P6">Instance method:<text:span text:style-name="T7"> A method of a class may be used as a conversion function as well. For example, if a field has type A, and we need to convert it to type B, then the following method would qualify: </text:span><text:span text:style-name="T2">class A { public B method() }.</text:span></text:p>
            </text:list-item>
          </text:list>
          <text:p text:style-name="P6"><text:span text:style-name="T7">All conversion methods must be annotated with the </text:span>@Conversion<text:span text:style-name="T7"> annotation. In addition, the outer class containing the conversion function must be listed in the exports list, which is located in the /xml/giraffe2_exports.xml of each jar file.</text:span></text:p>
        </text:list-item>
        <text:list-item>
          <text:p text:style-name="P4"><text:span text:style-name="T3">Processing task: </text:span><text:span text:style-name="T5">A processing task is the transformation which must be performed by an </text:span><text:span text:style-name="T3">inner node</text:span><text:span text:style-name="T1"> </text:span><text:span text:style-name="T5">within the network. Similarly to a conversion function, a processing task may either be a static method, or a method of a class. Any static method qualifies as a processing task, and any class which needs to be instantiated may also be used. The rules for creating processing tasks are:</text:span></text:p>
          <text:list>
            <text:list-item>
              <text:p text:style-name="P4"><text:span text:style-name="T5">If your class expects parameters, then create a constructor which accepts a single parameter of type </text:span><text:span text:style-name="T2">hu.sztaki.ilab.giraffe.schema.datatypes.Parameters</text:span><text:span text:style-name="T5">. This object contains a map strings, which may be specified in the process definition by assigning value to attributes. The Parameters object may also contain an XML element which may describe arbitrarily complex configuration data.</text:span></text:p>
            </text:list-item>
            <text:list-item>
              <text:p text:style-name="P4"><text:span text:style-name="T5">If the class performs initialization, then create a </text:span><text:span text:style-name="T2">public boolean init() </text:span><text:span text:style-name="T5"><text:s/>method, which returns true if initialization is successful.</text:span></text:p>
            </text:list-item>
            <text:list-item>
              <text:p text:style-name="P4"><text:span text:style-name="T5">There must be a method which receives the input parameters of the processing task, and returns a boolean which is true if the processing task is successful. By default, the name of </text:span><text:soft-page-break/><text:span text:style-name="T5">this method is runTask, but any other name may be used.</text:span></text:p>
            </text:list-item>
            <text:list-item>
              <text:p text:style-name="P4"><text:span text:style-name="T5">To read the outputs of a processing task, a getter for the given variable is called. For example, if our processing task takes a person's date of birth and full name, and produces a short and a long email address candidate, then the class would look something like this:</text:span></text:p>
              <text:p text:style-name="P5"><text:span text:style-name="T7">Class EmailCanididate {</text:span></text:p>
              <text:p text:style-name="P5"><text:span text:style-name="T7"><text:s text:c="2"/>String candidate1, candidate2;</text:span></text:p>
              <text:p text:style-name="P5"><text:span text:style-name="T7"><text:s text:c="2"/>public EmailCandidate() // No parameters necessary</text:span></text:p>
              <text:p text:style-name="P5"><text:span text:style-name="T7"><text:s text:c="2"/>public boolean runTask(String fullName, java.util.Date dateOfBirth) {</text:span></text:p>
              <text:p text:style-name="P5"><text:span text:style-name="T7"><text:s text:c="2"/>candidate1 = fullName + dateOfBirth.toString();</text:span></text:p>
              <text:p text:style-name="P5"><text:span text:style-name="T7"><text:s text:c="2"/>candidate2 = fullName.substring(0,4) + dateOfBirth.getYear();</text:span></text:p>
              <text:p text:style-name="P5"><text:span text:style-name="T7"><text:s text:c="2"/>}</text:span></text:p>
              <text:p text:style-name="P5"><text:bookmark-start text:name="DDE_LINK"/><text:span text:style-name="T7"><text:s text:c="2"/>public String getShortEmailAddress() {return candidate1;}</text:span><text:bookmark-end text:name="DDE_LINK"/></text:p>
              <text:p text:style-name="P5"><text:span text:style-name="T7"><text:s text:c="2"/>public String getLongEmailAddress() {return candidate2;}</text:span></text:p>
              <text:p text:style-name="P5"><text:span text:style-name="T7">}</text:span></text:p>
            </text:list-item>
          </text:list>
        </text:list-item>
        <text:list-item>
          <text:p text:style-name="P4"><text:span text:style-name="T3">Async pipe: </text:span><text:span text:style-name="T5">Sometimes processing tasks should be performed in parallel, for example, if the task involves network traffic or long-running computations. An async pipe is a combined data source and data sink which receives a record and -without any conversion- places it in a queue. In another thread, records are read from the queue and relayed to processing nodes. Async nodes are considered terminals, but they are part of the network.</text:span></text:p>
        </text:list-item>
        <text:list-item>
          <text:p text:style-name="P4"><text:span text:style-name="T3">Process Monitor: </text:span><text:span text:style-name="T5">Process monitors are notified of events within the processing network. In order to be used as a ProcessMonitor, a class must implement the ProcessMonitor interface. Note that ProcessMonitors should be thread-safe, as several different threads may call the monitor's methods (potentially at the same time). Each method of the ProcessMonitor interface handles a certain type of event:</text:span></text:p>
          <text:list>
            <text:list-item>
              <text:p text:style-name="P4"><text:span text:style-name="T3">onNodeEntry(</text:span><text:span text:style-name="T5">String nodeId, int recordsProcessed</text:span><text:span text:style-name="T3">) </text:span><text:span text:style-name="T5">Any node in the processing network (including data sinks, data sources and async pipes) may be monitored by setting the </text:span><text:span text:style-name="T2">monitorFrequency</text:span><text:span text:style-name="T5"> attribute in the process definition file. Each time a record enters the node, a counter is incremented. When the value of the counter is a multiple of the monitor frequency, this method is called.</text:span></text:p>
            </text:list-item>
            <text:list-item>
              <text:p text:style-name="P4"><text:span text:style-name="T3">onRouteEntry(</text:span><text:span text:style-name="T5">String sourceNodeId, String destNodeId, int recordsProcessed</text:span><text:span text:style-name="T3">) </text:span><text:span text:style-name="T5">Just as nodes may be monitored, routes can be monitored as well.</text:span></text:p>
            </text:list-item>
            <text:list-item>
              <text:p text:style-name="P4"><text:span text:style-name="T3">onError(</text:span><text:span text:style-name="T5">Record errorRecord</text:span><text:span text:style-name="T3">)</text:span><text:span text:style-name="T5"> When an error occurs (usually as an exception either during a processing task or a conversion), then an error record is created, and this method of the monitor is called. The error record is a dynamically generated data structure, but its fields are defined in ProcessingNetworkGenerator.java, not in the process definitions file, so casting fields of errorRecord to their assumed type should work.</text:span><text:span text:style-name="T3"> <text:s/></text:span></text:p>
            </text:list-item>
            <text:list-item>
              <text:p text:style-name="P4"><text:span text:style-name="T3">customEvent(</text:span><text:span text:style-name="T5">Class source, String eventIdentifier, Object details</text:span><text:span text:style-name="T3">)</text:span><text:span text:style-name="T5"> Any giraffe class may emit a custom event. For example, the FileReader class emits a custom event when a new file is opened, and also when the end of the file is reached. The details parameter may be any type, even null. It is the responsibility of the process monitor to cast it to the appropriate type.</text:span></text:p>
            </text:list-item>
            <text:list-item>
              <text:p text:style-name="P4"><text:soft-page-break/><text:span text:style-name="T3">onProcessStart()</text:span><text:span text:style-name="T5"> This method is called when the processing network is started.</text:span></text:p>
            </text:list-item>
            <text:list-item>
              <text:p text:style-name="P4"><text:span text:style-name="T3">onInputFinished() </text:span><text:span text:style-name="T5">This method is called when the processing network has finished reading input files. This does not mean that the processing has finished.</text:span></text:p>
            </text:list-item>
            <text:list-item>
              <text:p text:style-name="P4"><text:span text:style-name="T3">onProcessFinish()</text:span><text:span text:style-name="T5"> This method is called once the processing network has completed the processing of every record.</text:span></text:p>
            </text:list-item>
          </text:list>
        </text:list-item>
        <text:list-item>
          <text:p text:style-name="P4"><text:span text:style-name="T3">Events</text:span><text:span text:style-name="T5"> Besides the </text:span><text:span text:style-name="T3">customEvent</text:span><text:span text:style-name="T5"> method introduced above, there is a concept of node events, which are defined in dataprocessing.xsd. These node events declare information about the state of a processing node, such as “conversion failed”, “processing task failed” or “all is ok”.</text:span></text:p>
        </text:list-item>
      </text:list>
      <text:h text:style-name="Heading_20_1" text:outline-level="1">Implementation</text:h>
      <text:h text:style-name="Heading_20_1" text:outline-level="1">Configuration</text:h>
      <text:h text:style-name="Heading_20_1" text:outline-level="1">What does not yet wor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Neumark</meta:initial-creator>
    <meta:creation-date>2010-01-29T17:12:32</meta:creation-date>
    <dc:date>2010-01-29T18:32:49</dc:date>
    <dc:creator>Peter Neumark</dc:creator>
    <meta:editing-duration>PT01H20M19S</meta:editing-duration>
    <meta:editing-cycles>33</meta:editing-cycles>
    <meta:generator>OpenOffice.org/3.1$Unix OpenOffice.org_project/310m19$Build-9420</meta:generator>
    <meta:document-statistic meta:table-count="1" meta:image-count="0" meta:object-count="0" meta:page-count="4" meta:paragraph-count="58" meta:word-count="1609" meta:character-count="9902"/>
  </office:meta>
</office:document-meta>
</file>